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db76" officeooo:paragraph-rsid="0014db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sjdlhdfklhfjklhafkjlhafjklashfjkla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13:22:52.703725797</meta:creation-date>
    <dc:date>2021-09-23T13:23:13.079647467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36" meta:non-whitespace-character-count="36"/>
    <meta:generator>LibreOffice/6.4.7.2$Linux_X86_64 LibreOffice_project/40$Build-2</meta:generator>
  </office:meta>
</office:document-meta>
</file>